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BackingBean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BackingBean.ensureFailover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esBackingBean.persistInSession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esBackingBean.getPageInput( String pageInpu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BackingBean.removeFromSession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esBackingBean.getPageInpu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BackingBean.onRe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esBackingBean.reinitialize( HttpServletRequest request , HttpServletResponse response , ServletContext servlet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FacesBackingBean.restore( HttpServletRequest request , HttpServletResponse response ,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acesBackingBean.getCached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